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21d0" officeooo:paragraph-rsid="001121d0"/>
    </style:style>
    <style:style style:name="P2" style:family="paragraph" style:parent-style-name="Standard">
      <style:text-properties officeooo:rsid="0012d7f2" officeooo:paragraph-rsid="0012d7f2"/>
    </style:style>
    <style:style style:name="P3" style:family="paragraph" style:parent-style-name="Standard">
      <style:text-properties officeooo:rsid="0012d7f2" officeooo:paragraph-rsid="00147685"/>
    </style:style>
    <style:style style:name="P4" style:family="paragraph" style:parent-style-name="Standard">
      <style:text-properties officeooo:rsid="00152dd5" officeooo:paragraph-rsid="00152dd5"/>
    </style:style>
    <style:style style:name="P5" style:family="paragraph" style:parent-style-name="Standard">
      <style:text-properties fo:font-weight="bold" officeooo:rsid="001534f1" officeooo:paragraph-rsid="001534f1" style:font-weight-asian="bold" style:font-weight-complex="bold"/>
    </style:style>
    <style:style style:name="P6" style:family="paragraph" style:parent-style-name="Standard">
      <style:text-properties fo:font-weight="bold" officeooo:rsid="001534f1" officeooo:paragraph-rsid="0016b503" style:font-weight-asian="bold" style:font-weight-complex="bold"/>
    </style:style>
    <style:style style:name="P7" style:family="paragraph" style:parent-style-name="Standard">
      <style:text-properties fo:font-weight="bold" officeooo:rsid="001534f1" officeooo:paragraph-rsid="0017298f" style:font-weight-asian="bold" style:font-weight-complex="bold"/>
    </style:style>
    <style:style style:name="P8" style:family="paragraph" style:parent-style-name="Standard">
      <style:text-properties fo:font-weight="bold" officeooo:rsid="0016b503" officeooo:paragraph-rsid="0017298f" style:font-weight-asian="bold" style:font-weight-complex="bold"/>
    </style:style>
    <style:style style:name="P9" style:family="paragraph" style:parent-style-name="Standard" style:list-style-name="L1">
      <style:text-properties officeooo:rsid="001121d0" officeooo:paragraph-rsid="001121d0"/>
    </style:style>
    <style:style style:name="P10" style:family="paragraph" style:parent-style-name="Standard">
      <style:text-properties fo:font-weight="normal" officeooo:rsid="0016b503" officeooo:paragraph-rsid="0016b503" style:font-weight-asian="normal" style:font-weight-complex="normal"/>
    </style:style>
    <style:style style:name="P11" style:family="paragraph" style:parent-style-name="Standard">
      <style:text-properties fo:font-weight="normal" officeooo:rsid="0017298f" officeooo:paragraph-rsid="0017298f" style:font-weight-asian="normal" style:font-weight-complex="normal"/>
    </style:style>
    <style:style style:name="P12" style:family="paragraph" style:parent-style-name="Standard">
      <style:text-properties fo:font-weight="normal" officeooo:rsid="00195a0e" officeooo:paragraph-rsid="00195a0e" style:font-weight-asian="normal" style:font-weight-complex="normal"/>
    </style:style>
    <style:style style:name="P13" style:family="paragraph" style:parent-style-name="Standard">
      <style:text-properties fo:font-weight="normal" officeooo:rsid="00195a0e" officeooo:paragraph-rsid="0019fe33" style:font-weight-asian="normal" style:font-weight-complex="normal"/>
    </style:style>
    <style:style style:name="P14" style:family="paragraph" style:parent-style-name="Standard">
      <style:text-properties fo:font-weight="normal" officeooo:rsid="00195a0e" officeooo:paragraph-rsid="001b466f" style:font-weight-asian="normal" style:font-weight-complex="normal"/>
    </style:style>
    <style:style style:name="P15" style:family="paragraph" style:parent-style-name="Standard">
      <style:text-properties fo:font-weight="normal" officeooo:rsid="00195a0e" officeooo:paragraph-rsid="001be409" style:font-weight-asian="normal" style:font-weight-complex="normal"/>
    </style:style>
    <style:style style:name="P16" style:family="paragraph" style:parent-style-name="Standard">
      <style:text-properties fo:font-weight="normal" officeooo:rsid="001be409" officeooo:paragraph-rsid="001cae9f" style:font-weight-asian="normal" style:font-weight-complex="normal"/>
    </style:style>
    <style:style style:name="P17" style:family="paragraph" style:parent-style-name="Standard">
      <style:text-properties fo:font-weight="normal" officeooo:rsid="0022c2eb" officeooo:paragraph-rsid="0022c2eb" style:font-weight-asian="normal" style:font-weight-complex="normal"/>
    </style:style>
    <style:style style:name="P18" style:family="paragraph" style:parent-style-name="Standard">
      <style:text-properties officeooo:paragraph-rsid="0019fe33"/>
    </style:style>
    <style:style style:name="P19" style:family="paragraph" style:parent-style-name="Standard">
      <style:text-properties officeooo:paragraph-rsid="001b466f"/>
    </style:style>
    <style:style style:name="P20" style:family="paragraph" style:parent-style-name="Standard">
      <style:text-properties officeooo:paragraph-rsid="001be409"/>
    </style:style>
    <style:style style:name="P21" style:family="paragraph" style:parent-style-name="Standard">
      <style:text-properties officeooo:rsid="001cae9f" officeooo:paragraph-rsid="001cae9f"/>
    </style:style>
    <style:style style:name="P22" style:family="paragraph" style:parent-style-name="Standard">
      <style:text-properties officeooo:paragraph-rsid="001cae9f"/>
    </style:style>
    <style:style style:name="P23" style:family="paragraph" style:parent-style-name="Standard">
      <style:text-properties officeooo:paragraph-rsid="001e7d89"/>
    </style:style>
    <style:style style:name="P24" style:family="paragraph" style:parent-style-name="Standard">
      <style:text-properties officeooo:paragraph-rsid="001f75ec"/>
    </style:style>
    <style:style style:name="P25" style:family="paragraph" style:parent-style-name="Text_20_body">
      <style:paragraph-properties fo:margin-left="0in" fo:margin-right="0in" fo:margin-top="0in" fo:margin-bottom="0in" style:contextual-spacing="false" fo:text-indent="0in" style:auto-text-indent="false"/>
    </style:style>
    <style:style style:name="P26" style:family="paragraph" style:parent-style-name="Text_20_body">
      <style:text-properties officeooo:paragraph-rsid="001cae9f"/>
    </style:style>
    <style:style style:name="P27" style:family="paragraph" style:parent-style-name="Text_20_body">
      <style:paragraph-properties fo:margin-left="0in" fo:margin-right="0in" fo:margin-top="0in" fo:margin-bottom="0in" style:contextual-spacing="false" fo:text-indent="0in" style:auto-text-indent="false"/>
      <style:text-properties officeooo:paragraph-rsid="001f75ec"/>
    </style:style>
    <style:style style:name="T1" style:family="text">
      <style:text-properties style:text-position="super 58%"/>
    </style:style>
    <style:style style:name="T2" style:family="text">
      <style:text-properties style:text-position="super 58%" officeooo:rsid="0016b503"/>
    </style:style>
    <style:style style:name="T3" style:family="text">
      <style:text-properties style:text-position="super 58%" officeooo:rsid="0017298f"/>
    </style:style>
    <style:style style:name="T4" style:family="text">
      <style:text-properties officeooo:rsid="00147685"/>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6b503" style:font-weight-asian="normal" style:font-weight-complex="normal"/>
    </style:style>
    <style:style style:name="T8" style:family="text">
      <style:text-properties fo:font-weight="normal" officeooo:rsid="00152dd5" style:font-weight-asian="normal" style:font-weight-complex="normal"/>
    </style:style>
    <style:style style:name="T9" style:family="text">
      <style:text-properties fo:font-weight="normal" officeooo:rsid="0017298f" style:font-weight-asian="normal" style:font-weight-complex="normal"/>
    </style:style>
    <style:style style:name="T10" style:family="text">
      <style:text-properties fo:font-weight="normal" officeooo:rsid="0019149f" style:font-weight-asian="normal" style:font-weight-complex="normal"/>
    </style:style>
    <style:style style:name="T11" style:family="text">
      <style:text-properties fo:font-weight="normal" officeooo:rsid="00195a0e" style:font-weight-asian="normal" style:font-weight-complex="normal"/>
    </style:style>
    <style:style style:name="T12" style:family="text">
      <style:text-properties fo:font-weight="normal" officeooo:rsid="001b466f" style:font-weight-asian="normal" style:font-weight-complex="normal"/>
    </style:style>
    <style:style style:name="T13" style:family="text">
      <style:text-properties fo:font-weight="normal" officeooo:rsid="001be409" style:font-weight-asian="normal" style:font-weight-complex="normal"/>
    </style:style>
    <style:style style:name="T14" style:family="text">
      <style:text-properties officeooo:rsid="0016b503"/>
    </style:style>
    <style:style style:name="T15" style:family="text">
      <style:text-properties officeooo:rsid="0017298f"/>
    </style:style>
    <style:style style:name="T16" style:family="text">
      <style:text-properties officeooo:rsid="001b466f"/>
    </style:style>
    <style:style style:name="T17" style:family="text">
      <style:text-properties officeooo:rsid="001cae9f"/>
    </style:style>
    <style:style style:name="T18" style:family="text">
      <style:text-properties officeooo:rsid="001f75ec"/>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XYZ company is a fast-growing company in Eastern Australia with more than 2 million customers globally. The company deals with selling and buying of food items, which are basically <text:s/>operated from the headquarters. The company is intending to open a branch near the local village Bonalbo. Thus ,the company requires young IT graduates to design the network for the branch. The network is intended to operate separately from the HQ network.</text:p>
      <text:p text:style-name="P1">Being a small network, the company has the following requirements during implementation.</text:p>
      <text:list xml:id="list4243235805" text:style-name="L1">
        <text:list-item>
          <text:p text:style-name="P9">One router and one switch to be used.(All CISCO products).</text:p>
        </text:list-item>
        <text:list-item>
          <text:p text:style-name="P9">3 departments (Admin/IT, Finance/HR, Customer service/Reception)</text:p>
        </text:list-item>
        <text:list-item>
          <text:p text:style-name="P9">Each department is required to be in different VLANs.</text:p>
        </text:list-item>
        <text:list-item>
          <text:p text:style-name="P9">Each department is required to have wireless network for the users.</text:p>
        </text:list-item>
        <text:list-item>
          <text:p text:style-name="P9">Host devices in the network are required to obtain IPv4 address automatically.</text:p>
        </text:list-item>
        <text:list-item>
          <text:p text:style-name="P9">Devices in all the departments are required to communicate with each other.</text:p>
        </text:list-item>
      </text:list>
      <text:p text:style-name="P1"/>
      <text:p text:style-name="P1">Assume the ISP gave out a base network of 192.168.1.0, you as the young network engineer who has been hired, design and implement a network considering the above requirements.</text:p>
      <text:p text:style-name="P1"><text:line-break/></text:p>
      <text:p text:style-name="P2">Base network<text:tab/><text:tab/>= 192.168.1.0</text:p>
      <text:p text:style-name="P2">We need 3 separate VLANs for each department. </text:p>
      <text:p text:style-name="P2"/>
      <text:p text:style-name="P2">No of subnets<text:tab/><text:tab/>= 3</text:p>
      <text:p text:style-name="P2"><text:tab/></text:p>
      <text:p text:style-name="P3"><text:tab/>2<text:span text:style-name="T1">n</text:span> &gt;= <text:span text:style-name="T4">No. of subnets</text:span></text:p>
      <text:p text:style-name="P3"><text:tab/>2<text:span text:style-name="T1">n</text:span> &gt;= <text:span text:style-name="T4">3</text:span></text:p>
      <text:p text:style-name="P2"><text:tab/>n <text:s text:c="2"/>= 2</text:p>
      <text:p text:style-name="P2"/>
      <text:p text:style-name="P4">192.168.1.0 is a Class C address, so subnet mask is /24</text:p>
      <text:p text:style-name="P4"/>
      <text:p text:style-name="P4"><text:tab/>255.255.255.0</text:p>
      <text:p text:style-name="P4"><text:tab/>11111111.11111111.11111111.<text:span text:style-name="T5">00</text:span>000000</text:p>
      <text:p text:style-name="P4"/>
      <text:p text:style-name="P4">we have to borrow 2 bits to network portion to create 4 VLANs.</text:p>
      <text:p text:style-name="P4"/>
      <text:p text:style-name="P4"><text:tab/>11111111.11111111.11111111.<text:span text:style-name="T5">11</text:span>000000</text:p>
      <text:p text:style-name="P4"><text:tab/>255.255.255.192 or /26</text:p>
      <text:p text:style-name="P4"/>
      <text:p text:style-name="P4">New subnet mask<text:tab/>= <text:s/>255.255.255.192</text:p>
      <text:p text:style-name="P4"/>
      <text:p text:style-name="P6">1<text:span text:style-name="T1">st</text:span> subnet : <text:span text:style-name="T10">192</text:span><text:span text:style-name="T8">.</text:span><text:span text:style-name="T10">168</text:span><text:span text:style-name="T8">.</text:span><text:span text:style-name="T10">1</text:span><text:span text:style-name="T8">.</text:span><text:span text:style-name="T14">00</text:span><text:span text:style-name="T8">000000 /</text:span><text:span text:style-name="T10">26</text:span></text:p>
      <text:p text:style-name="P5"/>
      <text:p text:style-name="P5"><text:tab/><text:span text:style-name="T6">Network address<text:tab/>= </text:span><text:span text:style-name="T7">192.168.1.0</text:span></text:p>
      <text:p text:style-name="P10"><text:tab/>Broadcast address<text:tab/>= 192.168.1.63</text:p>
      <text:p text:style-name="P10"><text:tab/>Host Range<text:tab/><text:tab/>= 192.168.1.1 – 192.168.1.62</text:p>
      <text:p text:style-name="P10"/>
      <text:p text:style-name="P6"><text:span text:style-name="T14">2</text:span><text:span text:style-name="T2">nd</text:span><text:span text:style-name="T14"> </text:span>subnet :<text:span text:style-name="T6"> </text:span><text:span text:style-name="T10">192</text:span><text:span text:style-name="T8">.</text:span><text:span text:style-name="T10">168</text:span><text:span text:style-name="T8">.</text:span><text:span text:style-name="T10">1</text:span><text:span text:style-name="T8">.</text:span><text:span text:style-name="T14">01</text:span><text:span text:style-name="T8">000000 </text:span><text:span text:style-name="T10">/26</text:span></text:p>
      <text:p text:style-name="P5"><text:tab/></text:p>
      <text:p text:style-name="P6"><text:tab/><text:span text:style-name="T6">Network address<text:tab/>= </text:span><text:span text:style-name="T7">192.168.1.64</text:span></text:p>
      <text:p text:style-name="P10"><text:tab/>Broadcast address<text:tab/>= 192.168.1.127</text:p>
      <text:p text:style-name="P10"><text:tab/>Host Range<text:tab/><text:tab/>= 192.168.1.65 – 192.168.1.126</text:p>
      <text:p text:style-name="P7"><text:soft-page-break/><text:span text:style-name="T15">3</text:span><text:span text:style-name="T3">rd</text:span><text:span text:style-name="T15"> </text:span>subnet :<text:span text:style-name="T6"> </text:span><text:span text:style-name="T10">192.168</text:span><text:span text:style-name="T8">.</text:span><text:span text:style-name="T10">1</text:span><text:span text:style-name="T8">.</text:span><text:span text:style-name="T15">10</text:span><text:span text:style-name="T8">000000 /</text:span><text:span text:style-name="T10">26</text:span></text:p>
      <text:p text:style-name="P7"><text:tab/></text:p>
      <text:p text:style-name="P7"><text:tab/><text:span text:style-name="T6">Network address<text:tab/>= </text:span><text:span text:style-name="T7">192.168.1.</text:span><text:span text:style-name="T9">128</text:span></text:p>
      <text:p text:style-name="P8"><text:span text:style-name="T6"><text:tab/>Broadcast address<text:tab/>= 192.168.1.1</text:span><text:span text:style-name="T9">91</text:span></text:p>
      <text:p text:style-name="P8"><text:span text:style-name="T6"><text:tab/>Host Range<text:tab/><text:tab/>= 192.168.1.</text:span><text:span text:style-name="T9">129</text:span><text:span text:style-name="T6"> – 192.168.1.1</text:span><text:span text:style-name="T9">90</text:span></text:p>
      <text:p text:style-name="P11"/>
      <text:p text:style-name="P7"><text:span text:style-name="T15">4</text:span><text:span text:style-name="T3">th</text:span><text:span text:style-name="T15"> </text:span>subnet :<text:span text:style-name="T6"> </text:span><text:span text:style-name="T10">192</text:span><text:span text:style-name="T8">.</text:span><text:span text:style-name="T10">168</text:span><text:span text:style-name="T8">.</text:span><text:span text:style-name="T10">1</text:span><text:span text:style-name="T8">.</text:span><text:span text:style-name="T15">11</text:span><text:span text:style-name="T8">000000 /</text:span><text:span text:style-name="T10">26</text:span></text:p>
      <text:p text:style-name="P7"><text:tab/></text:p>
      <text:p text:style-name="P7"><text:tab/><text:span text:style-name="T6">Network address<text:tab/>= </text:span><text:span text:style-name="T7">192.168.1.</text:span><text:span text:style-name="T9">192</text:span></text:p>
      <text:p text:style-name="P8"><text:span text:style-name="T6"><text:tab/>Broadcast address<text:tab/>= 192.168.1.</text:span><text:span text:style-name="T9">255</text:span></text:p>
      <text:p text:style-name="P11"><text:tab/>Host Range<text:tab/><text:tab/>= 192.168.1.193 – 192.168.1.254</text:p>
      <text:p text:style-name="P12"/>
      <text:p text:style-name="P12"/>
      <text:p text:style-name="P12"/>
      <text:p text:style-name="P17">Router passwords : sande</text:p>
      <text:p text:style-name="P12"/>
      <text:p text:style-name="P12">To communicate all hosts we have to configure inter vlan routing.</text:p>
      <text:p text:style-name="P13">For that we have divide interface to sub interfaces</text:p>
      <text:p text:style-name="P13"><text:tab/></text:p>
      <text:p text:style-name="P18"><text:span text:style-name="T11"><text:tab/>Router(config) # interface g0/0.10</text:span></text:p>
      <text:p text:style-name="P18"><text:span text:style-name="T11"><text:tab/>Router(config-subif) # encapsulation dot1Q 10</text:span></text:p>
      <text:p text:style-name="P18"><text:span text:style-name="T11"><text:tab/>Router(config-subif) # ip address 192.168.1.1 255.255.255.192</text:span></text:p>
      <text:p text:style-name="P18"><text:span text:style-name="T11"/></text:p>
      <text:p text:style-name="P19"><text:span text:style-name="T11"><text:tab/>Router(config) # interface g0/0.</text:span><text:span text:style-name="T12">2</text:span><text:span text:style-name="T11">0</text:span></text:p>
      <text:p text:style-name="P19"><text:span text:style-name="T11"><text:tab/>Router(config-subif) # encapsulation dot1Q </text:span><text:span text:style-name="T12">2</text:span><text:span text:style-name="T11">0</text:span></text:p>
      <text:p text:style-name="P19"><text:span text:style-name="T11"><text:tab/>Router(config-subif) # ip address 192.168.1.</text:span><text:span text:style-name="T12">65</text:span><text:span text:style-name="T11"> 255.255.255.192</text:span></text:p>
      <text:p text:style-name="P18"><text:span text:style-name="T11"/></text:p>
      <text:p text:style-name="P14"><text:tab/>Router(config) # interface g0/0.<text:span text:style-name="T16">3</text:span>0</text:p>
      <text:p text:style-name="P19"><text:span text:style-name="T11"><text:tab/>Router(config-subif) # encapsulation dot1Q </text:span><text:span text:style-name="T12">3</text:span><text:span text:style-name="T11">0</text:span></text:p>
      <text:p text:style-name="P14"><text:tab/>Router(config-subif) # ip address 192.168.1.<text:span text:style-name="T16">129</text:span> 255.255.255.192</text:p>
      <text:p text:style-name="P14"/>
      <text:p text:style-name="P15">We have to implement DHCP server here to obtain IPv4 addresses dynamically. </text:p>
      <text:p text:style-name="P15"/>
      <text:p text:style-name="P23"><text:span text:style-name="T13">To enable dhcp service : </text:span></text:p>
      <text:p text:style-name="P23"><text:span text:style-name="T13"><text:tab/></text:span></text:p>
      <text:p text:style-name="P23"><text:span text:style-name="T13"><text:tab/></text:span>Router(config) # service dhcp</text:p>
      <text:p text:style-name="P20"/>
      <text:p text:style-name="P21">creating pools :</text:p>
      <text:p text:style-name="P21"/>
      <text:p text:style-name="P22"><text:span text:style-name="T17"><text:tab/></text:span>Router(config) # ip dhcp pool Admin-Pool</text:p>
      <text:p text:style-name="P22"><text:span text:style-name="T17"><text:tab/></text:span>Router(dhcp-config) # network 192.168.1.0 255.255.255.192</text:p>
      <text:p text:style-name="P22"><text:span text:style-name="T17"><text:tab/></text:span>Router(dhcp-config) # default-router 192.168.1.1</text:p>
      <text:p text:style-name="P22"><text:tab/>Router(dhcp-config) # dns-server 192.168.1.<text:span text:style-name="T17">1</text:span></text:p>
      <text:p text:style-name="P22"><text:span text:style-name="T13"><text:tab/></text:span>Router(dhcp-config) # domain-name Admin.com</text:p>
      <text:p text:style-name="P22"/>
      <text:p text:style-name="P22"><text:tab/>Router(config) # ip dhcp pool Finance-Pool</text:p>
      <text:p text:style-name="P25"><text:tab/>Router(dhcp-config) # network 192.168.1.64 255.255.255.192</text:p>
      <text:p text:style-name="P25"><text:tab/>Router(dhcp-config) # default-router 192.168.1.65</text:p>
      <text:p text:style-name="P25"><text:soft-page-break/><text:tab/>Router(dhcp-config) # dns-server 192.168.1.65</text:p>
      <text:p text:style-name="P22"><text:tab/>Router(dhcp-config) # domain-name Finance.com</text:p>
      <text:p text:style-name="P22"/>
      <text:p text:style-name="P26"/>
      <text:p text:style-name="P24"><text:tab/>Router(config) # ip dhcp pool <text:span text:style-name="T18">CS</text:span>-Pool</text:p>
      <text:p text:style-name="P27"><text:tab/>Router(dhcp-config) # network 192.168.1.<text:span text:style-name="T18">128</text:span> 255.255.255.192</text:p>
      <text:p text:style-name="P27"><text:tab/>Router(dhcp-config) # default-router 192.168.1.<text:span text:style-name="T18">129</text:span></text:p>
      <text:p text:style-name="P27"><text:tab/>Router(dhcp-config) # dns-server 192.168.1.<text:span text:style-name="T18">129</text:span></text:p>
      <text:p text:style-name="P24"><text:tab/>Router(dhcp-config) # domain-name <text:span text:style-name="T18">Cs</text:span>.com</text:p>
      <text:p text:style-name="P24"/>
      <text:p text:style-name="P24"/>
      <text:p text:style-name="P24"/>
      <text:p text:style-name="P26"><text:tab/></text:p>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3T16:51:36.072123740</meta:creation-date>
    <dc:date>2024-04-05T10:42:50.218778522</dc:date>
    <meta:editing-duration>P1DT1H20M18S</meta:editing-duration>
    <meta:editing-cycles>13</meta:editing-cycles>
    <meta:generator>LibreOffice/7.3.7.2$Linux_X86_64 LibreOffice_project/30$Build-2</meta:generator>
    <meta:document-statistic meta:table-count="0" meta:image-count="0" meta:object-count="0" meta:page-count="3" meta:paragraph-count="77" meta:word-count="475" meta:character-count="3513" meta:non-whitespace-character-count="3044"/>
  </office:meta>
</office:document-meta>
</file>